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2.2945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date-style style:name="N48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 style:data-style-name="N37">
      <style:table-cell-properties fo:background-color="#ff3838" style:text-align-source="fix" style:repeat-content="false" fo:wrap-option="wrap"/>
      <style:paragraph-properties fo:text-align="center" fo:margin-left="0in"/>
      <style:text-properties fo:color="#ffffff"/>
    </style:style>
    <style:style style:name="ce7" style:family="table-cell" style:parent-style-name="Default" style:data-style-name="N37">
      <style:table-cell-properties fo:background-color="#ffff00" fo:wrap-option="wrap"/>
      <style:text-properties fo:color="#c9211e"/>
    </style:style>
    <style:style style:name="ce11" style:family="table-cell" style:parent-style-name="Default" style:data-style-name="N48">
      <style:table-cell-properties fo:wrap-option="wrap"/>
    </style:style>
    <style:style style:name="ce12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81aca6" fo:wrap-option="wrap"/>
    </style:style>
    <style:style style:name="ce14" style:family="table-cell" style:parent-style-name="Default" style:data-style-name="N39">
      <style:table-cell-properties fo:wrap-option="wrap"/>
      <style:text-properties style:font-name="Liberation Serif" style:font-name-asian="DejaVu Sans" style:font-name-complex="Noto Sans Arabic UI"/>
    </style:style>
    <style:style style:name="ce15" style:family="table-cell" style:parent-style-name="Default" style:data-style-name="N0">
      <style:table-cell-properties fo:wrap-option="wrap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2">
            <text:p>My daily learning tasks</text:p>
          </table:table-cell>
          <table:covered-table-cell table:number-columns-repeated="8"/>
        </table:table-row>
        <table:table-row table:style-name="ro1">
          <table:table-cell table:number-columns-repeated="2"/>
          <table:covered-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date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DSA</text:p>
          </table:table-cell>
          <table:table-cell table:style-name="ce18" office:value-type="string" calcext:value-type="string">
            <text:p>machine learning</text:p>
          </table:table-cell>
          <table:table-cell table:style-name="ce18" office:value-type="string" calcext:value-type="string">
            <text:p>robotics</text:p>
          </table:table-cell>
          <table:table-cell table:style-name="ce18" office:value-type="string" calcext:value-type="string">
            <text:p>problem solving</text:p>
          </table:table-cell>
          <table:table-cell table:style-name="ce18" office:value-type="string" calcext:value-type="string">
            <text:p>task I did</text:p>
          </table:table-cell>
          <table:table-cell table:style-name="ce18" office:value-type="string" calcext:value-type="string">
            <text:p>task</text:p>
          </table:table-cell>
          <table:table-cell table:style-name="ce18"/>
        </table:table-row>
        <table:table-row table:style-name="ro1">
          <table:table-cell table:number-columns-repeated="2"/>
          <table:table-cell table:style-name="ce11" office:value-type="date" office:date-value="2025-02-27" calcext:value-type="date">
            <text:p>25-02-27</text:p>
          </table:table-cell>
          <table:table-cell table:number-columns-repeated="3" table:style-name="ce14" office:value-type="string" calcext:value-type="string">
            <text:p>❌</text:p>
          </table:table-cell>
          <table:table-cell table:style-name="ce10" office:value-type="string" calcext:value-type="string">
            <text:p><text:a xlink:href="https://www.madeintext.com/text-symbols/" xlink:type="simple"> ✔</text:a>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1" office:value-type="date" office:date-value="2025-02-28" calcext:value-type="date">
            <text:p>25-02-28</text:p>
          </table:table-cell>
          <table:table-cell table:style-name="ce15"/>
          <table:table-cell table:number-columns-repeated="2"/>
          <table:table-cell table:style-name="ce10" office:value-type="string" calcext:value-type="string">
            <text:p><text:a xlink:href="https://www.madeintext.com/text-symbols/" xlink:type="simple"> ✔</text:a></text:p>
          </table:table-cell>
          <table:table-cell/>
          <table:table-cell table:style-name="ce17" office:value-type="string" calcext:value-type="string">
            <text:p>water level comtrol circui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date" office:date-value="2025-03-01" calcext:value-type="date">
            <text:p>25-03-01</text:p>
          </table:table-cell>
          <table:table-cell table:style-name="ce15"/>
          <table:table-cell table:number-columns-repeated="2"/>
          <table:table-cell office:value-type="string" calcext:value-type="string">
            <text:p>RO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date" office:date-value="2025-03-02" calcext:value-type="date">
            <text:p>25-03-02</text:p>
          </table:table-cell>
          <table:table-cell table:style-name="ce15"/>
          <table:table-cell table:number-columns-repeated="2"/>
          <table:table-cell office:value-type="string" calcext:value-type="string">
            <text:p>LiDAR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date" office:date-value="2025-03-03" calcext:value-type="date">
            <text:p>25-03-03</text:p>
          </table:table-cell>
          <table:table-cell table:style-name="ce15"/>
          <table:table-cell table:number-columns-repeated="2"/>
          <table:table-cell table:style-name="ce21" office:value-type="string" calcext:value-type="string">
            <text:p>linux file permission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1" office:value-type="date" office:date-value="2025-03-04" calcext:value-type="date">
            <text:p>25-03-04</text:p>
          </table:table-cell>
          <table:table-cell table:style-name="ce15"/>
          <table:table-cell table:number-columns-repeated="4"/>
          <table:table-cell office:value-type="string" calcext:value-type="string">
            <office:annotation draw:style-name="gr1" svg:width="1.1413in" svg:height="0.7083in" svg:x="10.9315in" svg:y="1.6496in" draw:caption-point-x="-0.2402in" draw:caption-point-y="0.5945in">
              <dc:creator>Unknown Author</dc:creator>
              <dc:date>2025-03-04T21:45:00</dc:date>
              <text:p>Alhamdulillah</text:p>
              <text:p/>
            </office:annotation>
            <text:p>linux for robotics comple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date" office:date-value="2025-03-05" calcext:value-type="date">
            <text:p>25-03-05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06" calcext:value-type="date">
            <text:p>25-03-06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07" calcext:value-type="date">
            <text:p>25-03-07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08" calcext:value-type="date">
            <text:p>25-03-08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09" calcext:value-type="date">
            <text:p>25-03-09</text:p>
          </table:table-cell>
          <table:table-cell table:style-name="ce15"/>
          <table:table-cell table:number-columns-repeated="7"/>
        </table:table-row>
        <table:table-row table:style-name="ro4">
          <table:table-cell table:number-columns-repeated="2"/>
          <table:table-cell table:style-name="ce11" office:value-type="date" office:date-value="2025-03-10" calcext:value-type="date">
            <text:p>25-03-10</text:p>
          </table:table-cell>
          <table:table-cell table:style-name="ce15"/>
          <table:table-cell table:number-columns-repeated="5"/>
          <table:table-cell office:value-type="string" calcext:value-type="string">
            <text:p>https://wro-association.org/competition/international-events/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date" office:date-value="2025-03-11" calcext:value-type="date">
            <text:p>25-03-11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12" calcext:value-type="date">
            <text:p>25-03-12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13" calcext:value-type="date">
            <text:p>25-03-13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14" calcext:value-type="date">
            <text:p>25-03-14</text:p>
          </table:table-cell>
          <table:table-cell table:style-name="ce15"/>
          <table:table-cell table:number-columns-repeated="7"/>
        </table:table-row>
        <table:table-row table:style-name="ro5">
          <table:table-cell table:number-columns-repeated="2"/>
          <table:table-cell table:style-name="ce11" office:value-type="date" office:date-value="2025-03-15" calcext:value-type="date">
            <text:p>25-03-15</text:p>
          </table:table-cell>
          <table:table-cell table:style-name="ce15"/>
          <table:table-cell table:number-columns-repeated="5"/>
          <table:table-cell table:style-name="ce16" office:value-type="string" calcext:value-type="string">
            <text:p>World Robot Olympiad</text:p>
          </table:table-cell>
          <table:table-cell/>
        </table:table-row>
        <table:table-row table:style-name="ro6">
          <table:table-cell table:number-columns-repeated="2"/>
          <table:table-cell table:style-name="ce11" office:value-type="date" office:date-value="2025-03-16" calcext:value-type="date">
            <text:p>25-03-16</text:p>
          </table:table-cell>
          <table:table-cell table:style-name="ce15"/>
          <table:table-cell table:number-columns-repeated="5"/>
          <table:table-cell table:style-name="ce16" office:value-type="string" calcext:value-type="string">
            <text:p>Bangladesh 2025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date" office:date-value="2025-03-17" calcext:value-type="date">
            <text:p>25-03-17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18" calcext:value-type="date">
            <text:p>25-03-18</text:p>
          </table:table-cell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date" office:date-value="2025-03-19" calcext:value-type="date">
            <text:p>25-03-1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11" office:value-type="date" office:date-value="2025-03-20" calcext:value-type="date">
            <text:p>25-03-20</text:p>
          </table:table-cell>
          <table:table-cell table:number-columns-repeated="6"/>
          <table:table-cell office:value-type="string" calcext:value-type="string">
            <text:p>https://coast.noaa.gov/elearning/lidar/intro/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date" office:date-value="2025-03-21" calcext:value-type="date">
            <text:p>25-03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3-22" calcext:value-type="date">
            <text:p>25-03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3-23" calcext:value-type="date">
            <text:p>25-03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3-24" calcext:value-type="date">
            <text:p>25-03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3-25" calcext:value-type="date">
            <text:p>25-03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3-26" calcext:value-type="date">
            <text:p>25-03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3-27" calcext:value-type="date">
            <text:p>25-03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3-28" calcext:value-type="date">
            <text:p>25-03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3-29" calcext:value-type="date">
            <text:p>25-03-2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11" office:value-type="date" office:date-value="2025-03-30" calcext:value-type="date">
            <text:p>25-03-30</text:p>
          </table:table-cell>
          <table:table-cell table:number-columns-repeated="6"/>
          <table:table-cell office:value-type="string" calcext:value-type="string">
            <text:p>https://www.facebook.com/WROBd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date" office:date-value="2025-03-31" calcext:value-type="date">
            <text:p>25-03-31</text:p>
          </table:table-cell>
          <table:table-cell table:number-columns-repeated="6"/>
          <table:table-cell office:value-type="string" calcext:value-type="string">
            <text:p>https://www.netacad.com/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date" office:date-value="2025-04-01" calcext:value-type="date">
            <text:p>25-04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02" calcext:value-type="date">
            <text:p>25-04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03" calcext:value-type="date">
            <text:p>25-04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04" calcext:value-type="date">
            <text:p>25-04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05" calcext:value-type="date">
            <text:p>25-04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06" calcext:value-type="date">
            <text:p>25-04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07" calcext:value-type="date">
            <text:p>25-04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08" calcext:value-type="date">
            <text:p>25-04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09" calcext:value-type="date">
            <text:p>25-04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0" calcext:value-type="date">
            <text:p>25-04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1" calcext:value-type="date">
            <text:p>25-04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2" calcext:value-type="date">
            <text:p>25-04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3" calcext:value-type="date">
            <text:p>25-04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4" calcext:value-type="date">
            <text:p>25-04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5" calcext:value-type="date">
            <text:p>25-04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6" calcext:value-type="date">
            <text:p>25-04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7" calcext:value-type="date">
            <text:p>25-04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8" calcext:value-type="date">
            <text:p>25-04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19" calcext:value-type="date">
            <text:p>25-04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0" calcext:value-type="date">
            <text:p>25-04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1" calcext:value-type="date">
            <text:p>25-04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2" calcext:value-type="date">
            <text:p>25-04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3" calcext:value-type="date">
            <text:p>25-04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4" calcext:value-type="date">
            <text:p>25-04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5" calcext:value-type="date">
            <text:p>25-04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6" calcext:value-type="date">
            <text:p>25-04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7" calcext:value-type="date">
            <text:p>25-04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8" calcext:value-type="date">
            <text:p>25-04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29" calcext:value-type="date">
            <text:p>25-04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4-30" calcext:value-type="date">
            <text:p>25-04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1" calcext:value-type="date">
            <text:p>25-05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2" calcext:value-type="date">
            <text:p>25-05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3" calcext:value-type="date">
            <text:p>25-05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4" calcext:value-type="date">
            <text:p>25-05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5" calcext:value-type="date">
            <text:p>25-05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6" calcext:value-type="date">
            <text:p>25-05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7" calcext:value-type="date">
            <text:p>25-05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8" calcext:value-type="date">
            <text:p>25-05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09" calcext:value-type="date">
            <text:p>25-05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0" calcext:value-type="date">
            <text:p>25-05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1" calcext:value-type="date">
            <text:p>25-05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2" calcext:value-type="date">
            <text:p>25-05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3" calcext:value-type="date">
            <text:p>25-05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4" calcext:value-type="date">
            <text:p>25-05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5" calcext:value-type="date">
            <text:p>25-05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6" calcext:value-type="date">
            <text:p>25-05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7" calcext:value-type="date">
            <text:p>25-05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8" calcext:value-type="date">
            <text:p>25-05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19" calcext:value-type="date">
            <text:p>25-05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0" calcext:value-type="date">
            <text:p>25-05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1" calcext:value-type="date">
            <text:p>25-05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2" calcext:value-type="date">
            <text:p>25-05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3" calcext:value-type="date">
            <text:p>25-05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4" calcext:value-type="date">
            <text:p>25-05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5" calcext:value-type="date">
            <text:p>25-05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6" calcext:value-type="date">
            <text:p>25-05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7" calcext:value-type="date">
            <text:p>25-05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8" calcext:value-type="date">
            <text:p>25-05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29" calcext:value-type="date">
            <text:p>25-05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30" calcext:value-type="date">
            <text:p>25-05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5-31" calcext:value-type="date">
            <text:p>25-05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1" calcext:value-type="date">
            <text:p>25-06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2" calcext:value-type="date">
            <text:p>25-06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3" calcext:value-type="date">
            <text:p>25-06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4" calcext:value-type="date">
            <text:p>25-06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5" calcext:value-type="date">
            <text:p>25-06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6" calcext:value-type="date">
            <text:p>25-06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7" calcext:value-type="date">
            <text:p>25-06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8" calcext:value-type="date">
            <text:p>25-06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09" calcext:value-type="date">
            <text:p>25-06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0" calcext:value-type="date">
            <text:p>25-06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1" calcext:value-type="date">
            <text:p>25-06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2" calcext:value-type="date">
            <text:p>25-06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3" calcext:value-type="date">
            <text:p>25-06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4" calcext:value-type="date">
            <text:p>25-06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5" calcext:value-type="date">
            <text:p>25-06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6" calcext:value-type="date">
            <text:p>25-06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7" calcext:value-type="date">
            <text:p>25-06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8" calcext:value-type="date">
            <text:p>25-06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19" calcext:value-type="date">
            <text:p>25-06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20" calcext:value-type="date">
            <text:p>25-06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21" calcext:value-type="date">
            <text:p>25-06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22" calcext:value-type="date">
            <text:p>25-06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23" calcext:value-type="date">
            <text:p>25-06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24" calcext:value-type="date">
            <text:p>25-06-24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1" office:value-type="date" office:date-value="2025-06-25" calcext:value-type="date">
            <text:p>25-06-25</text:p>
          </table:table-cell>
          <table:table-cell table:number-columns-repeated="6"/>
          <table:table-cell office:value-type="string" calcext:value-type="string">
            <text:p><text:a xlink:href="http://emprise.cs.cornell.edu/rcareworld/challenge/" xlink:type="simple">http://emprise.cs.cornell.edu/rcareworld/challenge/</text:a> visit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date" office:date-value="2025-06-26" calcext:value-type="date">
            <text:p>25-06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27" calcext:value-type="date">
            <text:p>25-06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28" calcext:value-type="date">
            <text:p>25-06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29" calcext:value-type="date">
            <text:p>25-06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6-30" calcext:value-type="date">
            <text:p>25-06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1" calcext:value-type="date">
            <text:p>25-07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2" calcext:value-type="date">
            <text:p>25-07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3" calcext:value-type="date">
            <text:p>25-07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4" calcext:value-type="date">
            <text:p>25-07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5" calcext:value-type="date">
            <text:p>25-07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6" calcext:value-type="date">
            <text:p>25-07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7" calcext:value-type="date">
            <text:p>25-07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8" calcext:value-type="date">
            <text:p>25-07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09" calcext:value-type="date">
            <text:p>25-07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0" calcext:value-type="date">
            <text:p>25-07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1" calcext:value-type="date">
            <text:p>25-07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2" calcext:value-type="date">
            <text:p>25-07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3" calcext:value-type="date">
            <text:p>25-07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4" calcext:value-type="date">
            <text:p>25-07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5" calcext:value-type="date">
            <text:p>25-07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6" calcext:value-type="date">
            <text:p>25-07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7" calcext:value-type="date">
            <text:p>25-07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8" calcext:value-type="date">
            <text:p>25-07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19" calcext:value-type="date">
            <text:p>25-07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0" calcext:value-type="date">
            <text:p>25-07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1" calcext:value-type="date">
            <text:p>25-07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2" calcext:value-type="date">
            <text:p>25-07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3" calcext:value-type="date">
            <text:p>25-07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4" calcext:value-type="date">
            <text:p>25-07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5" calcext:value-type="date">
            <text:p>25-07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6" calcext:value-type="date">
            <text:p>25-07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7" calcext:value-type="date">
            <text:p>25-07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8" calcext:value-type="date">
            <text:p>25-07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29" calcext:value-type="date">
            <text:p>25-07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30" calcext:value-type="date">
            <text:p>25-07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7-31" calcext:value-type="date">
            <text:p>25-07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1" calcext:value-type="date">
            <text:p>25-08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2" calcext:value-type="date">
            <text:p>25-08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3" calcext:value-type="date">
            <text:p>25-08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4" calcext:value-type="date">
            <text:p>25-08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5" calcext:value-type="date">
            <text:p>25-08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6" calcext:value-type="date">
            <text:p>25-08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7" calcext:value-type="date">
            <text:p>25-08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8" calcext:value-type="date">
            <text:p>25-08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09" calcext:value-type="date">
            <text:p>25-08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0" calcext:value-type="date">
            <text:p>25-08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1" calcext:value-type="date">
            <text:p>25-08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2" calcext:value-type="date">
            <text:p>25-08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3" calcext:value-type="date">
            <text:p>25-08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4" calcext:value-type="date">
            <text:p>25-08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5" calcext:value-type="date">
            <text:p>25-08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6" calcext:value-type="date">
            <text:p>25-08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7" calcext:value-type="date">
            <text:p>25-08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8" calcext:value-type="date">
            <text:p>25-08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19" calcext:value-type="date">
            <text:p>25-08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0" calcext:value-type="date">
            <text:p>25-08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1" calcext:value-type="date">
            <text:p>25-08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2" calcext:value-type="date">
            <text:p>25-08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3" calcext:value-type="date">
            <text:p>25-08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4" calcext:value-type="date">
            <text:p>25-08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5" calcext:value-type="date">
            <text:p>25-08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6" calcext:value-type="date">
            <text:p>25-08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7" calcext:value-type="date">
            <text:p>25-08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8" calcext:value-type="date">
            <text:p>25-08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29" calcext:value-type="date">
            <text:p>25-08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30" calcext:value-type="date">
            <text:p>25-08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8-31" calcext:value-type="date">
            <text:p>25-08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1" calcext:value-type="date">
            <text:p>25-09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2" calcext:value-type="date">
            <text:p>25-09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3" calcext:value-type="date">
            <text:p>25-09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4" calcext:value-type="date">
            <text:p>25-09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5" calcext:value-type="date">
            <text:p>25-09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6" calcext:value-type="date">
            <text:p>25-09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7" calcext:value-type="date">
            <text:p>25-09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8" calcext:value-type="date">
            <text:p>25-09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09" calcext:value-type="date">
            <text:p>25-09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0" calcext:value-type="date">
            <text:p>25-09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1" calcext:value-type="date">
            <text:p>25-09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2" calcext:value-type="date">
            <text:p>25-09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3" calcext:value-type="date">
            <text:p>25-09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4" calcext:value-type="date">
            <text:p>25-09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5" calcext:value-type="date">
            <text:p>25-09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6" calcext:value-type="date">
            <text:p>25-09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7" calcext:value-type="date">
            <text:p>25-09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8" calcext:value-type="date">
            <text:p>25-09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19" calcext:value-type="date">
            <text:p>25-09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0" calcext:value-type="date">
            <text:p>25-09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1" calcext:value-type="date">
            <text:p>25-09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2" calcext:value-type="date">
            <text:p>25-09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3" calcext:value-type="date">
            <text:p>25-09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4" calcext:value-type="date">
            <text:p>25-09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5" calcext:value-type="date">
            <text:p>25-09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6" calcext:value-type="date">
            <text:p>25-09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7" calcext:value-type="date">
            <text:p>25-09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8" calcext:value-type="date">
            <text:p>25-09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29" calcext:value-type="date">
            <text:p>25-09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09-30" calcext:value-type="date">
            <text:p>25-09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1" calcext:value-type="date">
            <text:p>25-10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2" calcext:value-type="date">
            <text:p>25-10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3" calcext:value-type="date">
            <text:p>25-10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4" calcext:value-type="date">
            <text:p>25-10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5" calcext:value-type="date">
            <text:p>25-10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6" calcext:value-type="date">
            <text:p>25-10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7" calcext:value-type="date">
            <text:p>25-10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8" calcext:value-type="date">
            <text:p>25-10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09" calcext:value-type="date">
            <text:p>25-10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0" calcext:value-type="date">
            <text:p>25-10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1" calcext:value-type="date">
            <text:p>25-10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2" calcext:value-type="date">
            <text:p>25-10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3" calcext:value-type="date">
            <text:p>25-10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4" calcext:value-type="date">
            <text:p>25-10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5" calcext:value-type="date">
            <text:p>25-10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6" calcext:value-type="date">
            <text:p>25-10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7" calcext:value-type="date">
            <text:p>25-10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8" calcext:value-type="date">
            <text:p>25-10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19" calcext:value-type="date">
            <text:p>25-10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0" calcext:value-type="date">
            <text:p>25-10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1" calcext:value-type="date">
            <text:p>25-10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2" calcext:value-type="date">
            <text:p>25-10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3" calcext:value-type="date">
            <text:p>25-10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4" calcext:value-type="date">
            <text:p>25-10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5" calcext:value-type="date">
            <text:p>25-10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6" calcext:value-type="date">
            <text:p>25-10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7" calcext:value-type="date">
            <text:p>25-10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8" calcext:value-type="date">
            <text:p>25-10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29" calcext:value-type="date">
            <text:p>25-10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30" calcext:value-type="date">
            <text:p>25-10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0-31" calcext:value-type="date">
            <text:p>25-10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1" calcext:value-type="date">
            <text:p>25-11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2" calcext:value-type="date">
            <text:p>25-11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3" calcext:value-type="date">
            <text:p>25-11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4" calcext:value-type="date">
            <text:p>25-11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5" calcext:value-type="date">
            <text:p>25-11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6" calcext:value-type="date">
            <text:p>25-11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7" calcext:value-type="date">
            <text:p>25-11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8" calcext:value-type="date">
            <text:p>25-11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09" calcext:value-type="date">
            <text:p>25-11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0" calcext:value-type="date">
            <text:p>25-11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1" calcext:value-type="date">
            <text:p>25-11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2" calcext:value-type="date">
            <text:p>25-11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3" calcext:value-type="date">
            <text:p>25-11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4" calcext:value-type="date">
            <text:p>25-11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5" calcext:value-type="date">
            <text:p>25-11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6" calcext:value-type="date">
            <text:p>25-11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7" calcext:value-type="date">
            <text:p>25-11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8" calcext:value-type="date">
            <text:p>25-11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19" calcext:value-type="date">
            <text:p>25-11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0" calcext:value-type="date">
            <text:p>25-11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1" calcext:value-type="date">
            <text:p>25-11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2" calcext:value-type="date">
            <text:p>25-11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3" calcext:value-type="date">
            <text:p>25-11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4" calcext:value-type="date">
            <text:p>25-11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5" calcext:value-type="date">
            <text:p>25-11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6" calcext:value-type="date">
            <text:p>25-11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7" calcext:value-type="date">
            <text:p>25-11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8" calcext:value-type="date">
            <text:p>25-11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1-29" calcext:value-type="date">
            <text:p>25-11-29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1" office:value-type="date" office:date-value="2025-11-30" calcext:value-type="date">
            <text:p>25-11-30</text:p>
          </table:table-cell>
          <table:table-cell table:number-columns-repeated="6"/>
          <table:table-cell table:style-name="ce10" office:value-type="string" calcext:value-type="string">
            <text:p>Techfest 2025 search</text:p>
          </table:table-cell>
          <table:table-cell/>
        </table:table-row>
        <table:table-row table:style-name="ro7">
          <table:table-cell table:number-columns-repeated="2"/>
          <table:table-cell table:style-name="ce11" office:value-type="date" office:date-value="2025-12-01" calcext:value-type="date">
            <text:p>25-12-01</text:p>
          </table:table-cell>
          <table:table-cell table:number-columns-repeated="6"/>
          <table:table-cell table:style-name="ce10" office:value-type="string" calcext:value-type="string">
            <text:p>National Robotics Championship 2025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date" office:date-value="2025-12-02" calcext:value-type="date">
            <text:p>25-12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03" calcext:value-type="date">
            <text:p>25-12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04" calcext:value-type="date">
            <text:p>25-12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05" calcext:value-type="date">
            <text:p>25-12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06" calcext:value-type="date">
            <text:p>25-12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07" calcext:value-type="date">
            <text:p>25-12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08" calcext:value-type="date">
            <text:p>25-12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09" calcext:value-type="date">
            <text:p>25-12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0" calcext:value-type="date">
            <text:p>25-12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1" calcext:value-type="date">
            <text:p>25-12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2" calcext:value-type="date">
            <text:p>25-12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3" calcext:value-type="date">
            <text:p>25-12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4" calcext:value-type="date">
            <text:p>25-12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5" calcext:value-type="date">
            <text:p>25-12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6" calcext:value-type="date">
            <text:p>25-12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7" calcext:value-type="date">
            <text:p>25-12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8" calcext:value-type="date">
            <text:p>25-12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19" calcext:value-type="date">
            <text:p>25-12-19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1" office:value-type="date" office:date-value="2025-12-20" calcext:value-type="date">
            <text:p>25-12-20</text:p>
          </table:table-cell>
          <table:table-cell table:number-columns-repeated="6"/>
          <table:table-cell table:style-name="ce10" office:value-type="string" calcext:value-type="string">
            <text:p>National Robotics Championship 2026 application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date" office:date-value="2025-12-21" calcext:value-type="date">
            <text:p>25-12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22" calcext:value-type="date">
            <text:p>25-12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23" calcext:value-type="date">
            <text:p>25-12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24" calcext:value-type="date">
            <text:p>25-12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25" calcext:value-type="date">
            <text:p>25-12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26" calcext:value-type="date">
            <text:p>25-12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27" calcext:value-type="date">
            <text:p>25-12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28" calcext:value-type="date">
            <text:p>25-12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29" calcext:value-type="date">
            <text:p>25-12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30" calcext:value-type="date">
            <text:p>25-12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5-12-31" calcext:value-type="date">
            <text:p>25-12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1" calcext:value-type="date">
            <text:p>26-01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2" calcext:value-type="date">
            <text:p>26-01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3" calcext:value-type="date">
            <text:p>26-01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4" calcext:value-type="date">
            <text:p>26-01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5" calcext:value-type="date">
            <text:p>26-01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6" calcext:value-type="date">
            <text:p>26-01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7" calcext:value-type="date">
            <text:p>26-01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8" calcext:value-type="date">
            <text:p>26-01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09" calcext:value-type="date">
            <text:p>26-01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10" calcext:value-type="date">
            <text:p>26-01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11" calcext:value-type="date">
            <text:p>26-01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12" calcext:value-type="date">
            <text:p>26-01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13" calcext:value-type="date">
            <text:p>26-01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14" calcext:value-type="date">
            <text:p>26-01-14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1" office:value-type="date" office:date-value="2026-01-15" calcext:value-type="date">
            <text:p>26-01-15</text:p>
          </table:table-cell>
          <table:table-cell table:number-columns-repeated="4"/>
          <table:table-cell table:style-name="ce10" office:value-type="string" calcext:value-type="string">
            <text:p><text:s/>INFOMATRIX-ASIA 2025 application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11" office:value-type="date" office:date-value="2026-01-16" calcext:value-type="date">
            <text:p>26-01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17" calcext:value-type="date">
            <text:p>26-01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18" calcext:value-type="date">
            <text:p>26-01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19" calcext:value-type="date">
            <text:p>26-01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0" calcext:value-type="date">
            <text:p>26-01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1" calcext:value-type="date">
            <text:p>26-01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2" calcext:value-type="date">
            <text:p>26-01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3" calcext:value-type="date">
            <text:p>26-01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4" calcext:value-type="date">
            <text:p>26-01-2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5" calcext:value-type="date">
            <text:p>26-01-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6" calcext:value-type="date">
            <text:p>26-01-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7" calcext:value-type="date">
            <text:p>26-01-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8" calcext:value-type="date">
            <text:p>26-01-2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29" calcext:value-type="date">
            <text:p>26-01-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30" calcext:value-type="date">
            <text:p>26-01-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1-31" calcext:value-type="date">
            <text:p>26-01-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1" calcext:value-type="date">
            <text:p>26-02-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2" calcext:value-type="date">
            <text:p>26-02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3" calcext:value-type="date">
            <text:p>26-02-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4" calcext:value-type="date">
            <text:p>26-02-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5" calcext:value-type="date">
            <text:p>26-02-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6" calcext:value-type="date">
            <text:p>26-02-0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7" calcext:value-type="date">
            <text:p>26-02-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8" calcext:value-type="date">
            <text:p>26-02-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09" calcext:value-type="date">
            <text:p>26-02-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0" calcext:value-type="date">
            <text:p>26-02-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1" calcext:value-type="date">
            <text:p>26-02-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2" calcext:value-type="date">
            <text:p>26-02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3" calcext:value-type="date">
            <text:p>26-02-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4" calcext:value-type="date">
            <text:p>26-02-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5" calcext:value-type="date">
            <text:p>26-02-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6" calcext:value-type="date">
            <text:p>26-02-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7" calcext:value-type="date">
            <text:p>26-02-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8" calcext:value-type="date">
            <text:p>26-02-1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19" calcext:value-type="date">
            <text:p>26-02-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20" calcext:value-type="date">
            <text:p>26-02-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21" calcext:value-type="date">
            <text:p>26-02-2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22" calcext:value-type="date">
            <text:p>26-02-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23" calcext:value-type="date">
            <text:p>26-02-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1" office:value-type="date" office:date-value="2026-02-24" calcext:value-type="date">
            <text:p>26-02-24</text:p>
          </table:table-cell>
          <table:table-cell table:number-columns-repeated="8"/>
        </table:table-row>
        <table:table-row table:style-name="ro1" table:number-rows-repeated="104820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0"/>
      <number:text>.</number:text>
    </number:number-style>
    <number:date-style style:name="N130">
      <number:day number:calendar="jewish"/>
      <number:year number:calendar="jewish"/>
      <number:text>C 31,1999</number:text>
    </number:date-style>
    <number:date-style style:name="N131">
      <number:day number:calendar="jewish"/>
      <number:year number:calendar="jewish"/>
      <number:text>c 31,1999</number:text>
    </number:date-style>
    <number:number-style style:name="N132">
      <number:text>Oct 31,1999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21:43:22.4723419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14:06.509353202</meta:creation-date>
    <meta:editing-duration>PT11H12M42S</meta:editing-duration>
    <meta:editing-cycles>10</meta:editing-cycles>
    <meta:generator>LibreOffice/24.2.7.2$Linux_X86_64 LibreOffice_project/420$Build-2</meta:generator>
    <dc:date>2025-03-04T21:46:09.708782368</dc:date>
    <meta:document-statistic meta:table-count="1" meta:cell-count="393" meta:object-count="0"/>
  </office:meta>
</office:document-meta>
</file>